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10" style:family="table-cell">
      <style:table-cell-properties fo:padding="0.097cm" fo:border-left="none" fo:border-right="none" fo:border-top="none" fo:border-bottom="0.002cm solid #000000"/>
    </style:style>
    <style:style style:name="Table26" style:family="table">
      <style:table-properties style:width="14.564cm" fo:margin-left="3.014cm" fo:margin-right="0.011cm" table:align="margins"/>
    </style:style>
    <style:style style:name="Table26.A" style:family="table-column">
      <style:table-column-properties style:column-width="5.115cm" style:rel-column-width="23017*"/>
    </style:style>
    <style:style style:name="Table26.B" style:family="table-column">
      <style:table-column-properties style:column-width="9.449cm" style:rel-column-width="42518*"/>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4.41cm" style:rel-column-width="19842*"/>
    </style:style>
    <style:style style:name="Table24.B" style:family="table-column">
      <style:table-column-properties style:column-width="10.155cm" style:rel-column-width="45693*"/>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5.895cm" style:rel-column-width="26525*"/>
    </style:style>
    <style:style style:name="Table28.B" style:family="table-column">
      <style:table-column-properties style:column-width="8.67cm" style:rel-column-width="39010*"/>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table-properties style:width="14.564cm" fo:margin-left="3.014cm" fo:margin-right="0.011cm" table:align="margin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none"/>
    </style:style>
    <style:style style:name="Table1.A2" style:family="table-cell">
      <style:table-cell-properties fo:padding="0.097cm" fo:border-left="none" fo:border-right="none" fo:border-top="0.002cm solid #000000" fo:border-bottom="0.002cm solid #000000"/>
    </style:style>
    <style:style style:name="Table1.A3"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4" style:family="paragraph" style:parent-style-name="Standard">
      <style:text-properties style:font-name="Tahoma2" fo:font-size="11pt" fo:background-color="#ffff00" style:font-size-asian="11pt" style:font-size-complex="11pt"/>
    </style:style>
    <style:style style:name="P5" style:family="paragraph" style:parent-style-name="Standard">
      <style:text-properties style:use-window-font-color="true" style:font-name-asian="Helvetica" style:font-name-complex="Helvetica"/>
    </style:style>
    <style:style style:name="P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7" style:family="paragraph" style:parent-style-name="Subtitle">
      <style:paragraph-properties fo:padding="0.074cm" fo:border-left="none" fo:border-right="none" fo:border-top="none" fo:border-bottom="0.035cm solid #000000" style:join-border="false"/>
      <style:text-properties style:font-name="Optima1"/>
    </style:style>
    <style:style style:name="P8" style:family="paragraph" style:parent-style-name="Table_20_Contents">
      <style:text-properties style:font-name="Monaco1" fo:font-size="9pt" style:font-size-asian="9pt" style:font-size-complex="9pt"/>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Code">
      <style:text-properties style:font-name="Tahoma2" fo:font-size="11pt" style:font-size-asian="11pt" style:font-size-complex="11pt"/>
    </style:style>
    <style:style style:name="P11"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2"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3" style:family="paragraph" style:parent-style-name="Code">
      <style:text-properties style:font-name="Tahoma2" fo:font-size="11pt" fo:background-color="#ffff00" style:font-size-asian="11pt" style:font-size-complex="11pt"/>
    </style:style>
    <style:style style:name="P14" style:family="paragraph" style:parent-style-name="Code">
      <style:text-properties style:use-window-font-color="true" style:font-name="Tahoma2" fo:font-size="11pt" style:font-name-asian="Helvetica" style:font-size-asian="11pt" style:font-name-complex="Helvetica" style:font-size-complex="11pt"/>
    </style:style>
    <style:style style:name="P15" style:family="paragraph" style:parent-style-name="List">
      <style:paragraph-properties fo:margin-left="2.341cm" fo:margin-right="0cm" fo:text-indent="0cm" style:auto-text-indent="false"/>
    </style:style>
    <style:style style:name="P16" style:family="paragraph" style:parent-style-name="Contents_20_1">
      <style:paragraph-properties>
        <style:tab-stops>
          <style:tab-stop style:position="0cm"/>
          <style:tab-stop style:position="3cm"/>
        </style:tab-stops>
      </style:paragraph-properties>
    </style:style>
    <style:style style:name="P17" style:family="paragraph" style:parent-style-name="Contents_20_2">
      <style:paragraph-properties>
        <style:tab-stops>
          <style:tab-stop style:position="0cm"/>
        </style:tab-stops>
      </style:paragraph-properties>
    </style:style>
    <style:style style:name="P18" style:family="paragraph" style:parent-style-name="Heading_20_TOC" style:master-page-name="Index">
      <style:paragraph-properties style:page-number="1"/>
    </style:style>
    <style:style style:name="P19" style:family="paragraph" style:parent-style-name="Heading_20_1" style:master-page-name="Standard">
      <style:paragraph-properties style:page-number="auto"/>
    </style:style>
    <style:style style:name="P20" style:family="paragraph" style:parent-style-name="Heading_20_1">
      <style:paragraph-properties fo:break-before="page"/>
    </style:style>
    <style:style style:name="P21" style:family="paragraph" style:parent-style-name="List" style:list-style-name="L15"/>
    <style:style style:name="P22" style:family="paragraph" style:parent-style-name="List" style:list-style-name="L1">
      <style:paragraph-properties fo:margin-left="2.341cm" fo:margin-right="0cm" fo:text-indent="0cm" style:auto-text-indent="false"/>
    </style:style>
    <style:style style:name="P23" style:family="paragraph" style:parent-style-name="List" style:list-style-name="L11">
      <style:paragraph-properties fo:margin-left="2.341cm" fo:margin-right="0cm" fo:text-indent="0cm" style:auto-text-indent="false"/>
    </style:style>
    <style:style style:name="P24" style:family="paragraph" style:parent-style-name="List" style:list-style-name="L15">
      <style:paragraph-properties fo:margin-left="2.341cm" fo:margin-right="0cm" fo:text-indent="0cm" style:auto-text-indent="false"/>
    </style:style>
    <style:style style:name="P25" style:family="paragraph" style:parent-style-name="Standard" style:master-page-name="Index">
      <style:paragraph-properties style:page-number="auto"/>
    </style:style>
    <style:style style:name="P26" style:family="paragraph" style:parent-style-name="Table_20_Contents" style:list-style-name="L2"/>
    <style:style style:name="P27" style:family="paragraph" style:parent-style-name="Table_20_Contents" style:list-style-name="L3"/>
    <style:style style:name="P28" style:family="paragraph" style:parent-style-name="Table_20_Contents" style:list-style-name="L4"/>
    <style:style style:name="P29" style:family="paragraph" style:parent-style-name="Table_20_Contents" style:list-style-name="L5"/>
    <style:style style:name="P30" style:family="paragraph" style:parent-style-name="Table_20_Contents" style:list-style-name="L6"/>
    <style:style style:name="P31" style:family="paragraph" style:parent-style-name="Table_20_Contents" style:list-style-name="L7"/>
    <style:style style:name="P32" style:family="paragraph" style:parent-style-name="Table_20_Contents" style:list-style-name="L8"/>
    <style:style style:name="P33" style:family="paragraph" style:parent-style-name="Table_20_Contents" style:list-style-name="L9"/>
    <style:style style:name="P34" style:family="paragraph" style:parent-style-name="Table_20_Contents" style:list-style-name="L10"/>
    <style:style style:name="P35" style:family="paragraph" style:parent-style-name="Table_20_Contents" style:list-style-name="L12"/>
    <style:style style:name="P36" style:family="paragraph" style:parent-style-name="Table_20_Contents" style:list-style-name="L13"/>
    <style:style style:name="P37" style:family="paragraph" style:parent-style-name="Table_20_Contents" style:list-style-name="L14"/>
    <style:style style:name="P38" style:family="paragraph" style:parent-style-name="Table_20_Contents" style:list-style-name="L16"/>
    <style:style style:name="P39" style:family="paragraph" style:parent-style-name="Table_20_Contents" style:list-style-name="L14">
      <style:text-properties fo:font-weight="normal" style:font-weight-asian="normal" style:font-weight-complex="normal"/>
    </style:style>
    <style:style style:name="P40" style:family="paragraph" style:parent-style-name="Heading_20_2">
      <style:paragraph-properties fo:break-before="page"/>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Optim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graphics2" text:anchor-type="paragraph" svg:x="0.019cm" svg:y="0.012cm" svg:width="2.545cm" svg:height="2.545cm" draw:z-index="1"><draw:image xlink:href="../lori.png" xlink:type="simple" xlink:show="embed" xlink:actuate="onLoad"/></draw:frame><draw:frame draw:style-name="fr1" draw:name="graphics3" text:anchor-type="paragraph" svg:x="8.765cm" svg:y="0.009cm" svg:width="8.814cm" svg:height="1.882cm" draw:z-index="2"><draw:image xlink:href="../inverse.jpg" xlink:type="simple" xlink:show="embed" xlink:actuate="onLoad"/></draw:frame></text:p>
      <text:p text:style-name="P2"/>
      <text:p text:style-name="P2"/>
      <text:p text:style-name="P2"/>
      <text:p text:style-name="P2"/>
      <text:p text:style-name="P2"/>
      <text:p text:style-name="P6"/>
      <text:p text:style-name="P9">Scalable OpenGroupware.org (SOGo)<text:line-break/> – Inverse Edition 1.0</text:p>
      <text:p text:style-name="P7">Installation and Configuration Guide</text:p>
      <text:p text:style-name="P2"/>
      <text:p text:style-name="P25">Copyright © <text:s/>2008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 – January 2009</text:p>
      <text:p text:style-name="P1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6">Chapter 1<text:tab/>About this Guide <text:s text:c="2"/><text:tab/>3</text:p>
          <text:p text:style-name="P16">Chapter 2<text:tab/>Introduction <text:s text:c="2"/><text:tab/>4</text:p>
          <text:p text:style-name="P17">Architecture <text:s text:c="2"/><text:tab/>5</text:p>
          <text:p text:style-name="P16">Chapter 3<text:tab/>System Requirements <text:s text:c="2"/><text:tab/>6</text:p>
          <text:p text:style-name="P17">Assumptions <text:s text:c="2"/><text:tab/>6</text:p>
          <text:p text:style-name="P17">Minimum Hardware Requirements <text:s text:c="2"/><text:tab/>6</text:p>
          <text:p text:style-name="P17">Operating System Requirements <text:s text:c="2"/><text:tab/>8</text:p>
          <text:p text:style-name="P16">Chapter 4<text:tab/>Installation <text:s text:c="2"/><text:tab/>9</text:p>
          <text:p text:style-name="P17">Software Downloads <text:s text:c="2"/><text:tab/>9</text:p>
          <text:p text:style-name="P17">Software Installation <text:s text:c="2"/><text:tab/>9</text:p>
          <text:p text:style-name="P16">Chapter 5<text:tab/>Configuration <text:s text:c="2"/><text:tab/>10</text:p>
          <text:p text:style-name="P17">Overview and General Preferences <text:s text:c="2"/><text:tab/>10</text:p>
          <text:p text:style-name="P17">Authentication using LDAP <text:s text:c="2"/><text:tab/>12</text:p>
          <text:p text:style-name="P17">LDAP Attributes Indexing <text:s text:c="2"/><text:tab/>14</text:p>
          <text:p text:style-name="P17">Database Configuration <text:s text:c="2"/><text:tab/>14</text:p>
          <text:p text:style-name="P17">SMTP Server Configuration <text:s text:c="2"/><text:tab/>15</text:p>
          <text:p text:style-name="P17">IMAP Server Configuration <text:s text:c="2"/><text:tab/>16</text:p>
          <text:p text:style-name="P17">Web Interface Configuration <text:s text:c="2"/><text:tab/>17</text:p>
          <text:p text:style-name="P17">SOGo Configuration Summary <text:s text:c="2"/><text:tab/>17</text:p>
          <text:p text:style-name="P17">Apache Configuration <text:s text:c="2"/><text:tab/>18</text:p>
          <text:p text:style-name="P17">Starting Services <text:s text:c="2"/><text:tab/>18</text:p>
          <text:p text:style-name="P16">Chapter 6<text:tab/>Managing User Accounts <text:s text:c="2"/><text:tab/>19</text:p>
          <text:p text:style-name="P17">Creating the SOGo Administrative Account <text:s text:c="2"/><text:tab/>19</text:p>
          <text:p text:style-name="P17">Creating a User Account <text:s text:c="2"/><text:tab/>19</text:p>
          <text:p text:style-name="P16">Chapter 7<text:tab/>Funambol <text:s text:c="2"/><text:tab/>21</text:p>
          <text:p text:style-name="P16"><text:soft-page-break/>Chapter 8<text:tab/>Using SOGo <text:s text:c="2"/><text:tab/>23</text:p>
          <text:p text:style-name="P17">SOGo Web Interface <text:s text:c="2"/><text:tab/>23</text:p>
          <text:p text:style-name="P17">Mozilla Thunderbird and Lightning <text:s text:c="2"/><text:tab/>23</text:p>
          <text:p text:style-name="P17">Funambol / Mobile Devices <text:s text:c="2"/><text:tab/>24</text:p>
          <text:p text:style-name="P17">Apple iCal 3 <text:s text:c="2"/><text:tab/>24</text:p>
          <text:p text:style-name="P16">Chapter 9<text:tab/>Additional Information <text:s text:c="2"/><text:tab/>26</text:p>
          <text:p text:style-name="P16">Chapter 10<text:tab/>Commercial Support and Contact Information <text:s text:c="2"/><text:tab/>27</text:p>
          <text:p text:style-name="P16">Chapter 11<text:tab/>GNU Free Documentation License <text:s text:c="2"/><text:tab/>28</text:p>
        </text:index-body>
      </text:table-of-content>
      <text:p text:style-name="Standard"/>
      <text:h text:style-name="P19"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0 of SOGo, and version 6.5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40" text:outline-level="2">Architecture</text:h>
      <text:p text:style-name="Standard">The following diagram demonstrates the SOGo architecture.</text:p>
      <text:p text:style-name="P2"><draw:frame draw:style-name="fr2" draw:name="graphics1" text:anchor-type="paragraph" svg:width="12.862cm" svg:height="11.411cm" draw:z-index="0"><draw:image xlink:href="../architecture.png" xlink:type="simple" xlink:show="embed" xlink:actuate="onLoad"/></draw:frame></text:p>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20" text:outline-level="1">System Requirements</text:h>
      <text:h text:style-name="Heading_20_2" text:outline-level="2">Assumptions</text:h>
      <text:p text:style-name="Standard">SOGo reuses many components in an infrastructure. Thus, it requires the following <text:s/>:</text:p>
      <text:list xml:id="list1225051901" text:style-name="L1">
        <text:list-header>
          <text:p text:style-name="P22">❏<text:tab/>Database server (PostgreSQL or Oracle)</text:p>
          <text:p text:style-name="P22">❏<text:tab/>LDAP server (OpenLDAP, Novell eDirectory, Microsoft Active Directory and others)</text:p>
          <text:p text:style-name="P22">❏<text:tab/>SMTP server (Postfix, Sendmail and others)</text:p>
          <text:p text:style-name="P22">❏<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2</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27</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3.3</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7</text:p>
          </table:table-cell>
        </table:table-row>
      </table:table>
      <text:p text:style-name="Standard"/>
      <text:p text:style-name="Standard">More recent versions of the software mentioned above can also be used.</text:p>
      <text:h text:style-name="Heading_20_2" text:outline-level="2">Minimum Hardware Requirements</text:h>
      <text:p text:style-name="Standard">The following table provides hardware recommendations for the server, desktops and mobile <text:soft-page-break/>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893611664" text:style-name="L2">
              <text:list-header>
                <text:p text:style-name="P26">◾ Intel or AMD CPU 1 GHz</text:p>
                <text:p text:style-name="P26">◾ 512 MB of RAM (without Funambol, 1 GB RAM otherwise)</text:p>
                <text:p text:style-name="P26">◾ 1 GB of disk space</text:p>
              </text:list-header>
            </text:list>
            <text:p text:style-name="Table_20_Contents"/>
            <text:p text:style-name="Table_20_Contents">Production</text:p>
            <text:list xml:id="list950128723" text:style-name="L3">
              <text:list-header>
                <text:p text:style-name="P27">◾ Intel or AMD CPU 3 GHz</text:p>
              </text:list-header>
            </text:list>
            <text:list xml:id="list1644567362" text:style-name="L4">
              <text:list-header>
                <text:p text:style-name="P28">◾ 2048 MB of RAM</text:p>
              </text:list-header>
            </text:list>
            <text:list xml:id="list482989948" text:style-name="L3">
              <text:list-header>
                <text:p text:style-name="P27">◾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501151590" text:style-name="L5">
              <text:list-header>
                <text:p text:style-name="P29">◾ Intel or AMD CPU 1.5 GHz</text:p>
              </text:list-header>
            </text:list>
            <text:list xml:id="list588923520" text:style-name="L6">
              <text:list-header>
                <text:p text:style-name="P30">◾ 1024x768 monitor resolution</text:p>
              </text:list-header>
            </text:list>
            <text:list xml:id="list1804990610" text:style-name="L7">
              <text:list-header>
                <text:p text:style-name="P31">◾ 512 MB of RAM</text:p>
                <text:p text:style-name="P31">◾ 128 Kbps or higher network connection</text:p>
              </text:list-header>
            </text:list>
            <text:p text:style-name="Table_20_Contents"/>
            <text:p text:style-name="Table_20_Contents">Microsoft Windows</text:p>
            <text:list xml:id="list1579310153" text:style-name="L6">
              <text:list-header>
                <text:p text:style-name="P30">◾ Microsoft Windows XP SP2 or Vista</text:p>
              </text:list-header>
            </text:list>
            <text:p text:style-name="Table_20_Contents"/>
            <text:p text:style-name="Table_20_Contents">Apple Mac OS X</text:p>
            <text:list xml:id="list495220094" text:style-name="L8">
              <text:list-header>
                <text:p text:style-name="P32">◾ Apple Mac OS X 10.2 to 10.5</text:p>
                <text:p text:style-name="P32">◾ Apple Mac OS X 10.5 for iCal 3 support</text:p>
              </text:list-header>
            </text:list>
            <text:p text:style-name="Table_20_Contents"/>
            <text:p text:style-name="Table_20_Contents">Linux</text:p>
            <text:list xml:id="list1037023079" text:style-name="L9">
              <text:list-header>
                <text:p text:style-name="P33">◾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789128694" text:style-name="L10">
              <text:list-header>
                <text:p text:style-name="P34">◾ Palm OS based devices with Synthesis SyncML Client</text:p>
                <text:p text:style-name="P34">◾ Research In Motion (RIM) BlackBerry devices with NextHaus SyncJe</text:p>
                <text:p text:style-name="P34">◾ Microsoft Windows Mobile PocketPC or SmartPhone with the Funambol client</text:p>
              </text:list-header>
            </text:list>
          </table:table-cell>
        </table:table-row>
      </table:table>
      <text:p text:style-name="Standard"/>
      <text:h text:style-name="P40" text:outline-level="2">Operating System Requirements</text:h>
      <text:p text:style-name="Standard">The following 32-bit operating systems are currently supported by SOGo 1.0 RC7 :</text:p>
      <text:list xml:id="list191970110" text:style-name="L11">
        <text:list-header>
          <text:p text:style-name="P23">❏<text:tab/>Red Hat Enterprise Linux 5.x Server</text:p>
          <text:p text:style-name="P23">❏<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20"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i386</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7-gdl1-postgresql</text:p>
      <text:p text:style-name="Code"/>
      <text:p text:style-name="Standard">If you use Oracle Database (9i, 10g or 11g), proceed with the following command :</text:p>
      <text:p text:style-name="Code">yum install sope47-gdl1-oracle</text:p>
      <text:p text:style-name="P10"/>
      <text:p text:style-name="Standard">Once completed, SOGo will be fully installed on your server. You are now ready to configure it.</text:p>
      <text:h text:style-name="P20"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5">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0.9 SOGoServerTimeZone "America/Montreal"</text:p>
      <text:p text:style-name="Code">defaults write sogod-0.9 WOParsersUseUTF8 YES</text:p>
      <text:p text:style-name="Code">defaults write sogod-0.9 WOMessageUseUTF8 YES</text:p>
      <text:p text:style-name="Code">defaults write sogod-0.9 SOGoDefaultMailDomain "acme.com"</text:p>
      <text:p text:style-name="Code">defaults write sogod-0.9 NGUseUTF8AsURLEncoding YES</text:p>
      <text:p text:style-name="Code">defaults write sogod-0.9 WOUseRelativeURLs NO</text:p>
      <text:p text:style-name="Code">defaults write sogod-0.9 SOGoDefaultLanguage English</text:p>
      <text:p text:style-name="Code">defaults write sogod-0.9 SOGoAppointmentSendEMailNotifications YES</text:p>
      <text:p text:style-name="Code">defaults write sogod-0.9 SOGoFoldersSendEMailNotifications YES</text:p>
      <text:p text:style-name="Code">defaults write sogod-0.9 SOGoACLsSendEMailNotifications YES</text:p>
      <text:p text:style-name="Code"><text:soft-page-break/>defaults write sogod-0.9 WOPort 20000</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ParsersUseUTF8</text:p>
          </table:table-cell>
          <table:table-cell table:style-name="Table25.A2" office:value-type="string">
            <text:p text:style-name="Table_20_Contents">Parameter used to set if the UTF-8 encoding is to be used when parsing templates. Possible values are:</text:p>
            <text:list xml:id="list293236322" text:style-name="L12">
              <text:list-header>
                <text:p text:style-name="P35">◾ YES – to use UTF-8 (recommended)</text:p>
                <text:p text:style-name="P35">◾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35">◾ YES – to use UTF-8 (recommended)</text:p>
                <text:p text:style-name="P35">◾ NO – otherwise</text:p>
              </text:list-header>
            </text:list>
          </table:table-cell>
        </table:table-row>
        <table:table-row>
          <table:table-cell table:style-name="Table25.A2" office:value-type="string">
            <text:p text:style-name="Table_20_Contents">SOGoDefaultMailDomain</text:p>
          </table:table-cell>
          <table:table-cell table:style-name="Table25.A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35">◾ YES – to use UTF-8 (recommended)</text:p>
                <text:p text:style-name="P35">◾ NO – to use ISO-8859-1</text:p>
              </text:list-header>
            </text:list>
          </table:table-cell>
        </table:table-row>
        <table:table-row>
          <table:table-cell table:style-name="Table25.A2" office:value-type="string">
            <text:p text:style-name="Table_20_Contents">SOGoDefaultLanguage</text:p>
          </table:table-cell>
          <table:table-cell table:style-name="Table25.A2" office:value-type="string">
            <text:p text:style-name="Table_20_Contents">Parameter used to set the default language used in the Web interface for SOGo. Possible values are :</text:p>
            <text:p text:style-name="Table_20_Contents">◾ Dutch</text:p>
            <text:list xml:id="list1467412982" text:style-name="L13">
              <text:list-header>
                <text:p text:style-name="P36">◾ English</text:p>
                <text:p text:style-name="P36">◾ French</text:p>
                <text:p text:style-name="P36">◾ German</text:p>
                <text:p text:style-name="P36">◾ Italian</text:p>
                <text:p text:style-name="P36">◾ Spanish</text:p>
              </text:list-header>
            </text:list>
          </table:table-cell>
        </table:table-row>
        <table:table-row>
          <table:table-cell table:style-name="Table25.A1" office:value-type="string">
            <text:p text:style-name="Table_20_Contents">SOGoAppointmentSendEMailNotifications</text:p>
          </table:table-cell>
          <table:table-cell table:style-name="Table25.A1" office:value-type="string">
            <text:p text:style-name="Table_20_Contents">Parameter used to set whether SOGo sends or not <text:soft-page-break/>email notifications to meeting participants. Possible values are :</text:p>
            <text:list xml:id="list479821672" text:style-name="L14">
              <text:list-header>
                <text:p text:style-name="P37">◾ YES – to send notifications</text:p>
                <text:p text:style-name="P37">◾ NO – to not send notifications</text:p>
                <text:p text:style-name="P37">Defaults to NO when unset.</text:p>
              </text:list-header>
            </text:list>
          </table:table-cell>
        </table:table-row>
        <table:table-row>
          <table:table-cell table:style-name="Table25.A2" office:value-type="string">
            <text:p text:style-name="Table_20_Contents">SOGoFoldersSendEMailNotifications</text:p>
          </table:table-cell>
          <table:table-cell table:style-name="Table25.A2"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text:p>
          </table:table-cell>
          <table:table-cell table:style-name="Table25.A1" office:value-type="string">
            <text:p text:style-name="Table_20_Contents">Same as above, but the notifications are sent to the involved users of a calendar or address book's ACLs.</text:p>
          </table:table-cell>
        </table:table-row>
        <table:table-row>
          <table:table-cell table:style-name="Table25.A10" office:value-type="string">
            <text:p text:style-name="Table_20_Contents">SOGoCalendarDefaultRoles (optional)</text:p>
          </table:table-cell>
          <table:table-cell table:style-name="Table25.A10" office:value-type="string">
            <text:p text:style-name="Table_20_Contents">Parameter used to define the default roles when giving permissions to a user to access a calendar. Must be an array of up to strings. Each string defining a role for an event category must begin with one of those values:</text:p>
            <text:list xml:id="list1015334414" text:continue-numbering="true" text:style-name="L14">
              <text:list-header>
                <text:p text:style-name="P37">◾ Public</text:p>
                <text:p text:style-name="P37">◾ Confidential</text:p>
                <text:p text:style-name="P37">◾ Private</text:p>
                <text:p text:style-name="P37">And each string must end with one of those values:</text:p>
                <text:p text:style-name="P37">◾ Viewer</text:p>
                <text:p text:style-name="P37">◾ DandTViewer</text:p>
                <text:p text:style-name="P37">◾ Modifier</text:p>
                <text:p text:style-name="P37">◾ Responder</text:p>
                <text:p text:style-name="P37">The array can also contain one or many of the following strings:</text:p>
              </text:list-header>
            </text:list>
            <text:p text:style-name="Table_20_Contents">◾ ObjectEditor</text:p>
            <text:p text:style-name="Table_20_Contents">◾ ObjectEraser</text:p>
          </table:table-cell>
        </table:table-row>
        <table:table-row>
          <table:table-cell table:style-name="Table25.A10" office:value-type="string">
            <text:p text:style-name="Table_20_Contents">SOGoContactsDefaultRoles (optional)</text:p>
          </table:table-cell>
          <table:table-cell table:style-name="Table25.A10" office:value-type="string">
            <text:p text:style-name="Table_20_Contents">Parameter used to define the default roles when giving permissions to a user to access an address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8"><text:span text:style-name="Code_20__28_inline_29_">SOGoSuperUsernames = (&lt;username1&gt;, &lt;username2&gt;[, ...]);</text:span></text:p>
          </table:table-cell>
        </table:table-row>
        <table:table-row>
          <table:table-cell table:style-name="Table25.A10" office:value-type="string">
            <text:p text:style-name="Table_20_Contents">WOPort (optional)</text:p>
          </table:table-cell>
          <table:table-cell table:style-name="Table25.A10" office:value-type="string">
            <text:p text:style-name="Table_20_Contents">The TCP port used by the SOGo daemon. By default, this is set to <text:span text:style-name="T2">20000</text:span>.</text:p>
          </table:table-cell>
        </table:table-row>
      </table:table>
      <text:p text:style-name="Standard"/>
      <text:h text:style-name="Heading_20_2" text:outline-level="2"><text:soft-page-break/>Authentication using LDAP</text:h>
      <text:p text:style-name="Standard">SOGo requires a LDAP server to authenticate users and, if required, to provide global address books. Proceed with the following commands to configure the authentication and global address book using an LDAP directory server :</text:p>
      <text:p text:style-name="Code">su – sogo</text:p>
      <text:p text:style-name="Code">defaults write sogod-0.9 SOGoAuthenticationMethod LDAP</text:p>
      <text:p text:style-name="Code">defaults write sogod-0.9 SOGoLDAPSources '({CNFieldName = cn; IDFieldName = uid; UIDFieldName = uid; baseDN="ou=users,dc=acme,dc=com"; bindDN="uid=sogo,ou=users,dc=acme,dc=com"; bindPassword=qwerty; canAuthenticate=YES; displayName="Shared Addresses"; hostname="localhost"; id=shared; isAddressBook=YES; port=389})'</text:p>
      <text:p text:style-name="P11"/>
      <text:p text:style-name="Standard">The following table describes the parameters that were set in our example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Parameter used to specify the method used to authenticate users. The only currently supported value is <text:span text:style-name="Code_20__28_inline_29_">LDAP</text:span>.</text:p>
          </table:table-cell>
        </table:table-row>
        <table:table-row>
          <table:table-cell table:style-name="Table26.A2" office:value-type="string">
            <text:p text:style-name="Table_20_Contents">SOGoLDAPSources</text:p>
          </table:table-cell>
          <table:table-cell table:style-name="Table26.A2" office:value-type="string">
            <text:p text:style-name="Table_20_Contents">Parameter used to set the LDAP sources used for authentication and global address books. Multiple sources can be specified as an array of dictionaries. Possible values within the <text:span text:style-name="T2">SOGoLDAPSources</text:span> array are :</text:p>
            <text:p text:style-name="Table_20_Contents"/>
            <text:p text:style-name="Table_20_Contents"><text:span text:style-name="Code_20__28_inline_29_">SOGoLDAPSources =</text:span></text:p>
            <text:p text:style-name="Table_20_Contents"><text:span text:style-name="Code_20__28_inline_29_">(</text:span></text:p>
            <text:p text:style-name="Table_20_Contents"><text:span text:style-name="Code_20__28_inline_29_"><text:s text:c="2"/>{</text:span></text:p>
            <text:p text:style-name="Table_20_Contents"><text:span text:style-name="Code_20__28_inline_29_"><text:s text:c="4"/>CNFieldName = &lt;the field that returns the complete name&gt;;</text:span></text:p>
            <text:p text:style-name="Table_20_Contents"><text:span text:style-name="Code_20__28_inline_29_"><text:s text:c="4"/>IDFieldName = &lt;the field that starts a user DN&gt;;</text:span></text:p>
            <text:p text:style-name="Table_20_Contents"><text:span text:style-name="Code_20__28_inline_29_"><text:s text:c="4"/>UIDFieldName = &lt;the field that returns the login name&gt;;</text:span></text:p>
            <text:p text:style-name="Table_20_Contents"><text:span text:style-name="Code_20__28_inline_29_"><text:s text:c="4"/>baseDN = "&lt;the base DN of your user entries&gt;";</text:span></text:p>
            <text:p text:style-name="Table_20_Contents"><text:span text:style-name="Code_20__28_inline_29_"><text:s text:c="4"/>bindDN = "&lt;the DN of the login name to user for binding to your server&gt;";</text:span></text:p>
            <text:p text:style-name="Table_20_Contents"><text:span text:style-name="Code_20__28_inline_29_"><text:s text:c="4"/>bindPassword = &lt;its password&gt;;</text:span></text:p>
            <text:p text:style-name="Table_20_Contents"><text:span text:style-name="Code_20__28_inline_29_"><text:s text:c="4"/>hostname = "&lt;a space-delimited list of LDAP hostnames or LDAP URLs&gt;";</text:span></text:p>
            <text:p text:style-name="Table_20_Contents"><text:span text:style-name="Code_20__28_inline_29_"><text:s text:c="4"/>port = 389;</text:span></text:p>
            <text:p text:style-name="Table_20_Contents"><text:span text:style-name="Code_20__28_inline_29_"><text:s text:c="4"/>canAuthenticate = YES;</text:span></text:p>
            <text:p text:style-name="Table_20_Contents"><text:span text:style-name="Code_20__28_inline_29_"><text:s text:c="4"/>id = &lt;the identification name of the user repository&gt;;</text:span></text:p>
            <text:p text:style-name="Table_20_Contents"><text:span text:style-name="Code_20__28_inline_29_"><text:s text:c="2"/>}</text:span></text:p>
            <text:p text:style-name="Table_20_Contents"><text:span text:style-name="Code_20__28_inline_29_">);</text:span></text:p>
            <text:p text:style-name="Table_20_Contents"><text:span text:style-name="Code_20__28_inline_29_"/></text:p>
            <text:p text:style-name="Table_20_Contents">Since LDAP sources can serve as user repositories for authentication as well as address books, you can also specify <text:soft-page-break/>the following for each source to make them appear in the address book module:</text:p>
            <text:p text:style-name="Table_20_Contents"/>
            <text:p text:style-name="Table_20_Contents"><text:span text:style-name="Code_20__28_inline_29_"><text:s text:c="3"/>displayName = "&lt;the human identification of the </text:span><text:span text:style-name="Code_20__28_inline_29_">address book&gt;";</text:span></text:p>
            <text:p text:style-name="Table_20_Contents"><text:span text:style-name="Code_20__28_inline_29_"><text:s text:c="3"/>isAddressBook = YES;</text:span></text:p>
            <text:p text:style-name="Table_20_Contents"/>
            <text:p text:style-name="Table_20_Contents">In our example, we use a LDAP server running on the same host where SOGo is being installed.</text:p>
          </table:table-cell>
        </table:table-row>
        <table:table-row>
          <table:table-cell table:style-name="Table26.A2" office:value-type="string">
            <text:p text:style-name="Table_20_Contents">SOGoLDAPUserManager<text:span text:style-name="T5">¬</text:span><text:span text:style-name="T5"><text:line-break/></text:span>CleanupInterval (optional)</text:p>
          </table:table-cell>
          <table:table-cell table:style-name="Table26.A2" office:value-type="string">
            <text:p text:style-name="Table_20_Contents">Parameter used to defined the cleanup interval of the cached parameters related to LDAP users. Defaults to 0 when unset.</text:p>
          </table:table-cell>
        </table:table-row>
      </table:table>
      <text:p text:style-name="P3"/>
      <text:p text:style-name="Standard">For certain LDAP sources, SOGo also supports indirect binds for user authentication. Here is an example :</text:p>
      <text:p text:style-name="Code">SOGoLDAPSources =</text:p>
      <text:p text:style-name="Code">(</text:p>
      <text:p text:style-name="Code"><text:s text:c="2"/>{</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0"/>
      <text:p text:style-name="Standard">In this example, SOGo will use an indirect bind by first determining what value will be used to specify the <text:span text:style-name="Code_20__28_inline_29_">dn</text:span> entry in the user <text:span text:style-name="Code_20__28_inline_29_">dn</text:span>. That value is found by doing a search on the fields specified in <text:span text:style-name="Code_20__28_inline_29_">bindFields</text:span>. Most of the time, there will be only one field but it is possible to specify more in the form of a comma-separated list.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h text:style-name="Heading_20_2" text:outline-level="2">LDAP Attributes Indexing</text:h>
      <text:p text:style-name="Standard">To ensure proper performance of the SOGo application, the following LDAP attributes must be fully indexed :</text:p>
      <text:list xml:id="list2081265812" text:style-name="L15">
        <text:list-header>
          <text:p text:style-name="P24"><text:soft-page-break/>❏<text:tab/>givenName</text:p>
          <text:p text:style-name="P24">❏<text:tab/>cn</text:p>
          <text:p text:style-name="P24">❏<text:tab/>mail</text:p>
          <text:p text:style-name="P24">❏<text:tab/>sn</text:p>
          <text:p text:style-name="P21"/>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sogo</text:p>
      <text:p text:style-name="Code">createdb -O sogo sogo</text:p>
      <text:p text:style-name="P10"/>
      <text:p text:style-name="Standard">You should then adjust the access rights to the database. To do so, modify the <text:span text:style-name="Code_20__28_inline_29_">/var/lib/pgsql/data/pg_hba.conf</text:span> file in order to add the following line at the very beginning of the file :</text:p>
      <text:p text:style-name="Code">host <text:s text:c="2"/>sogo <text:s text:c="2"/>sogo <text:s text:c="2"/>127.0.0.1/32 <text:s text:c="2"/>trust</text:p>
      <text:p text:style-name="P10"/>
      <text:p text:style-name="Standard">Once added, restart the PostgreSQL database services. Then, modify the SOGo configuration to reflect your database settings :</text:p>
      <text:p text:style-name="Code">su – sogo</text:p>
      <text:p text:style-name="Code">defaults write sogod-0.9 SOGoProfileURL <text:line-break/><text:tab/>'postgresql://sogo:sogo@localhost:5432/sogo/sogo_user_profile'</text:p>
      <text:p text:style-name="Code">defaults write sogod-0.9 OCSFolderInfoURL<text:line-break/><text:tab/>'postgresql://sogo:sogo@localhost:5432/sogo/sogo_folder_info'</text:p>
      <text:p text:style-name="P10"/>
      <text:p text:style-name="Standard">The following table describes the parameters that were set :</text:p>
      <table:table table:name="Table24" table:style-name="Table24">
        <table:table-column table:style-name="Table24.A"/>
        <table:table-column table:style-name="Table24.B"/>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able:table-cell>
        </table:table-row>
      </table:table>
      <text:p text:style-name="P3"/>
      <text:h text:style-name="Heading_20_2" text:outline-level="2"><text:soft-page-break/>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0.9 SOGoMailingMechanism smtp</text:p>
      <text:p text:style-name="Code">defaults write sogod-0.9 SOGoSMTPServer localhost</text:p>
      <text:p text:style-name="P12"/>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992895294" text:style-name="L16">
              <text:list-header>
                <text:p text:style-name="P38"><text:span text:style-name="Code_20__28_inline_29_">◾ sendmail</text:span> – to use /usr/sbin/sendmail</text:p>
                <text:p text:style-name="P38"><text:span text:style-name="Code_20__28_inline_29_">◾</text:span><text:span text:style-name="Code_20__28_inline_29_"> smtp</text:span> – to use the SMTP protocol</text:p>
              </text:list-header>
            </text:list>
          </table:table-cell>
        </table:table-row>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4"/>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0.9 SOGoDraftsFolderName Drafts</text:p>
      <text:p text:style-name="Code">defaults write sogod-0.9 SOGoSentFolderName Sent</text:p>
      <text:p text:style-name="Code">defaults write sogod-0.9 SOGoTrashFolderName Trash</text:p>
      <text:p text:style-name="Code">defaults write sogod-0.9 SOGoOtherUsersFolderName "Other Users"</text:p>
      <text:p text:style-name="Code">defaults write sogod-0.9 SOGoSharedFolderName "Shared Folders"</text:p>
      <text:p text:style-name="Code">defaults write sogod-0.9 SOGoFallbackIMAP4Server localhost</text:p>
      <text:p text:style-name="P13"/>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unset.</text:p>
          </table:table-cell>
        </table:table-row>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ext:soft-page-break/>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925119126" text:style-name="L14">
              <text:list-header>
                <text:p text:style-name="P37">◾ YES</text:p>
                <text:p text:style-name="P37">◾ NO</text:p>
                <text:p text:style-name="P39">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38">Parameter used to specify which RFC the IMAP server implements with respect to ACLs. Possible values are :</text:p>
                <text:p text:style-name="P38"><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37">◾ YES</text:p>
                <text:p text:style-name="P37">◾ NO</text:p>
                <text:p text:style-name="P37">Defaults to NO when unset.</text:p>
              </text:list-header>
            </text:list>
          </table:table-cell>
        </table:table-row>
      </table:table>
      <text:p text:style-name="P2"/>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row>
          <table:table-cell table:style-name="Table1.A1" office:value-type="string">
            <text:p text:style-name="Table_20_Contents">SOGoZipPath (optional)</text:p>
          </table:table-cell>
          <table:table-cell table:style-name="Table1.A1" office:value-type="string">
            <text:p text:style-name="Table_20_Contents">Parameter used to specify the path of the zip binary used to archive messages. Defaults to <text:span text:style-name="Code_20__28_inline_29_">/usr/bin/zip w</text:span>hen unset.</text:p>
          </table:table-cell>
        </table:table-row>
        <table:table-row>
          <table:table-cell table:style-name="Table1.A2" office:value-type="string">
            <text:p text:style-name="Table_20_Contents">SOGoSoftQuota (optional)</text:p>
          </table:table-cell>
          <table:table-cell table:style-name="Table1.A2" office:value-type="string">
            <text:p text:style-name="Table_20_Contents">Parameter used to bypass the quota returned by the IMAP server. Acts as a soft quota.</text:p>
          </table:table-cell>
        </table:table-row>
        <table:table-row>
          <table:table-cell table:style-name="Table1.A3" office:value-type="string">
            <text:p text:style-name="Table_20_Contents">SOGoLDAPContactInfoAttribute (optional)</text:p>
          </table:table-cell>
          <table:table-cell table:style-name="Table1.A3" office:value-type="string">
            <text:p text:style-name="Table_20_Contents">Parameter used to specify an attribute that should appear in autocompletion of the web interface.</text:p>
          </table:table-cell>
        </table:table-row>
        <table:table-row>
          <table:table-cell table:style-name="Table1.A3" office:value-type="string">
            <text:p text:style-name="Table_20_Contents">SOGoMailUseOutlookStyleReplies (optional)</text:p>
          </table:table-cell>
          <table:table-cell table:style-name="Table1.A3" office:value-type="string">
            <text:p text:style-name="Table_20_Contents">Parameter used to set if email replies should use Outlook's style. Defaults to NO when unset.</text:p>
          </table:table-cell>
        </table:table-row>
      </table:table>
      <text:p text:style-name="Text_20_body"/>
      <text:h text:style-name="Heading_20_2" text:outline-level="2">SOGo Configuration Summary</text:h>
      <text:p text:style-name="Standard">The complete SOGo configuration file, which is located in <text:soft-page-break/><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0.9"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LDAPSources = (</text:p>
      <text:p text:style-name="Code"><text:tab/> <text:s text:c="3"/>{</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shared;</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WOMessageUseUTF8 = YES;</text:p>
      <text:p text:style-name="Code"><text:tab/>WOParsersUseUTF8 = YES;</text:p>
      <text:p text:style-name="Code"><text:tab/>WOUseRelativeURLs = NO;</text:p>
      <text:p text:style-name="Code"><text:s text:c="4"/>};</text:p>
      <text:p text:style-name="Code">}</text:p>
      <text:p text:style-name="P10"/>
      <text:p text:style-name="Standard">You can safely ignore the parameters, if any, contained in the NSGlobalDomain dictionary as <text:soft-page-break/>those are used for all GNUstep applications. </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h text:style-name="Heading_20_2" text:outline-level="2">Starting Services</text:h>
      <text:p text:style-name="Standard">Once SOGo if fully installed and configured, start the services using the following command :</text:p>
      <text:p text:style-name="Code">service sogod start</text:p>
      <text:p text:style-name="P10"/>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0"/>
      <text:p text:style-name="Standard">Load the LDIF file inside your LDAP server using the following command :</text:p>
      <text:p text:style-name="Code">slapadd -l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2"/>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0"/>
      <text:p text:style-name="Standard">Load the LDIF file inside your LDAP server using the following command :</text:p>
      <text:p text:style-name="Code">slapadd -l jdoe.ldif -x -w qwerty -D cn=Manager,dc=acme,dc=com</text:p>
      <text:p text:style-name="P10"/>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0"/>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20"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6.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tools/bin/funambol.sh stop</text:p>
      <text:p text:style-name="P14"/>
      <text:p text:style-name="Standard">Download your preferred JDBC driver and move it to :</text:p>
      <text:p text:style-name="Code">/opt/Funambol/tools/tomcat/common/lib/</text:p>
      <text:p text:style-name="P14"/>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 configuration (v1.4) and lang (v2.3). Download them and move them to :</text:p>
      <text:p text:style-name="Code">/opt/Funambol/tools/tomcat/common/lib/</text:p>
      <text:p text:style-name="P14"/>
      <text:p text:style-name="Standard">Then, download the funambol-sogo-1.0.5.s4j file from <text:a xlink:type="simple" xlink:href="http://www.inverse.ca/contributions/funambol.html">http://www.inverse.ca/contributions/funambol.html</text:a> and move it to :</text:p>
      <text:p text:style-name="Code">/opt/Funambol/ds-server/modules</text:p>
      <text:p text:style-name="P14"/>
      <text:p text:style-name="Standard">Then, open the <text:span text:style-name="Code_20__28_inline_29_">/opt/Funambol/ds-server/install.properties</text:span> file and add "<text:span text:style-name="Code_20__28_inline_29_">funambol-sogo-1.0.5</text:span>" at the end of the "<text:span text:style-name="Code_20__28_inline_29_">modules-to-install</text:span>" line.</text:p>
      <text:p text:style-name="Standard">Start the Funambol server using :</text:p>
      <text:p text:style-name="Code">/opt/Funambol/tools/bin/funambol.sh start</text:p>
      <text:p text:style-name="P14"/>
      <text:p text:style-name="Standard">Next, install the Funambol SOGo Connector within Funambol server by issuing the following commands :</text:p>
      <text:p text:style-name="Code"><text:soft-page-break/>cd /opt/Funambol/ds-server</text:p>
      <text:p text:style-name="Code">./bin/install-modules.sh tomcat50</text:p>
      <text:p text:style-name="P14"/>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14"/>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14"/>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14"/>
      <text:p text:style-name="Standard">and save the preferences. Then, modify the following file :</text:p>
      <text:p text:style-name="Code">/opt/Funambol/ds-server/config/ca/inverse/sogo/security/SOGoOfficer.xml</text:p>
      <text:p text:style-name="P14"/>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5">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5">If you only use the SOGo Connector plug in, you can still easily access your data.</text:p>
      <text:p text:style-name="P5"><text:span text:style-name="Keyword">To access your personal address book:</text:span></text:p>
      <text:p text:style-name="List">❏<text:tab/>Choose Go &gt; Address Book.</text:p>
      <text:p text:style-name="List">❏<text:tab/>Choose File &gt; New &gt; Remote Address Book.</text:p>
      <text:p text:style-name="List">❏<text:tab/>Enter a significant name for your calendar in the Name field.</text:p>
      <text:p text:style-name="List">❏<text:tab/>Type the following URL in the URL field:<text:line-break/><text:a xlink:type="simple" xlink:href="http://localhost/SOGo/dav/jdoe/Contacts/personal/">http://localhost/SOGo/dav/jdoe/Contacts/personal/</text:a></text:p>
      <text:p text:style-name="P15"><text:soft-page-break/>❏<text:tab/>Click on OK.<text:line-break/></text:p>
      <text:p text:style-name="Standard"><text:span text:style-name="Keyword">To access your personal calendar:</text:span></text:p>
      <text:p text:style-name="List">❏<text:tab/>Choose Go &gt; Calendar.</text:p>
      <text:p text:style-name="List">❏<text:tab/>Choose Calendar &gt; New Calendar.</text:p>
      <text:p text:style-name="List">❏<text:tab/>Select On the Network and click on Continue.</text:p>
      <text:p text:style-name="List">❏<text:tab/>Select CalDAV.</text:p>
      <text:p text:style-name="List">❏<text:tab/>Type the following URL in the URL field:<text:line-break/><text:a xlink:type="simple" xlink:href="http://localhost/SOGo/dav/jdoe/Calendar/personal/">http://localhost/SOGo/dav/jdoe/Calendar/personal/</text:a></text:p>
      <text:p text:style-name="List">❏<text:tab/>Click on Continue.</text:p>
      <text:p text:style-name="Standard"/>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text:tab/>For contacts:<text:tab/><text:span text:style-name="Code_20__28_inline_29_">sogo-card</text:span></text:p>
      <text:p text:style-name="List">❏<text:tab/>For events: <text:tab/><text:span text:style-name="Code_20__28_inline_29_">sogo-cal</text:span></text:p>
      <text:p text:style-name="List">❏<text:tab/>For tasks: <text:tab/><text:span text:style-name="Code_20__28_inline_29_">sogo-todo</text:span></text:p>
      <text:p text:style-name="Standard"/>
      <text:p text:style-name="Standard">The user name / password is the same as the one you can use to log in SOGo.</text:p>
      <text:h text:style-name="Heading_20_2" text:outline-level="2">Apple iCal 3</text:h>
      <text:p text:style-name="Standard">Apple iCal 3 can also be used as a client application for SOGo.</text:p>
      <text:p text:style-name="Standard">To configure it so it works with SOGo, create a new account and specify, as the Account URL, <text:soft-page-break/>an URL such as :</text:p>
      <text:p text:style-name="Standard"><text:a xlink:type="simple" xlink:href="http://localhost/SOGo/dav/jdoe/">http://localhost/SOGo/dav/jdoe/</text:a></text:p>
      <text:p text:style-name="Standard">Note that the trailing slash is important for Apple iCal 3.</text:p>
      <text:h text:style-name="P20"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0</text:chapter></text:p>
      </style:header>
      <style:footer>
        <text:p text:style-name="MP1">© 2008 Inverse inc.<text:tab/><text:chapter text:display="name" text:outline-level="1">Additional Information</text:chapter><text:tab/><text:page-number text:select-page="current">2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10-24T09:42:32</meta:creation-date>
    <meta:editing-cycles>16</meta:editing-cycles>
    <meta:editing-duration>PT02H00M44S</meta:editing-duration>
    <dc:date>2009-01-20T15:50:03</dc:date>
    <meta:document-statistic meta:table-count="8" meta:image-count="3" meta:object-count="0" meta:page-count="31" meta:paragraph-count="524" meta:word-count="4696" meta:character-count="31605"/>
    <meta:user-defined meta:name="Info 1"/>
    <meta:user-defined meta:name="Info 2"/>
    <meta:user-defined meta:name="Info 3"/>
    <meta:user-defined meta:name="Info 4"/>
  </office:meta>
</office:document-meta>
</file>